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top="0.1666in" fo:line-height="100%" style:page-number="1"/>
    </style:style>
    <style:style style:name="T2" style:parent-style-name="DefaultParagraphFont" style:family="text">
      <style:text-properties fo:font-size="12pt" style:font-size-asian="12pt" style:font-size-complex="12pt" fo:background-color="#FFFF00"/>
    </style:style>
    <style:style style:name="P3" style:parent-style-name="Standard" style:family="paragraph">
      <style:paragraph-properties fo:text-align="end" fo:margin-top="0.1666in" fo:line-height="100%"/>
    </style:style>
    <style:style style:name="T4" style:parent-style-name="DefaultParagraphFont" style:family="text">
      <style:text-properties fo:font-size="12pt" style:font-size-asian="12pt" style:font-size-complex="12pt" fo:background-color="#00FF00"/>
    </style:style>
    <style:style style:name="P5" style:parent-style-name="Standard" style:family="paragraph">
      <style:paragraph-properties fo:margin-top="0.1666in" fo:line-height="100%"/>
    </style:style>
    <style:style style:name="T6" style:parent-style-name="DefaultParagraphFont" style:family="text">
      <style:text-properties fo:font-size="12pt" style:font-size-asian="12pt" style:font-size-complex="12pt" fo:background-color="#00FF00"/>
    </style:style>
    <style:style style:name="P7" style:parent-style-name="Standard" style:family="paragraph">
      <style:paragraph-properties fo:text-align="end" fo:margin-top="0.1666in" fo:line-height="100%"/>
    </style:style>
    <style:style style:name="T8" style:parent-style-name="DefaultParagraphFont" style:family="text">
      <style:text-properties fo:font-size="12pt" style:font-size-asian="12pt" style:font-size-complex="12pt" fo:background-color="#00FF00"/>
    </style:style>
    <style:style style:name="P9" style:parent-style-name="Standard" style:family="paragraph">
      <style:paragraph-properties fo:margin-top="0.1666in" fo:line-height="100%"/>
    </style:style>
    <style:style style:name="T10" style:parent-style-name="DefaultParagraphFont" style:family="text">
      <style:text-properties fo:font-size="12pt" style:font-size-asian="12pt" style:font-size-complex="12pt"/>
    </style:style>
    <style:style style:name="P11" style:parent-style-name="Standard" style:family="paragraph">
      <style:paragraph-properties fo:margin-top="0.1666in" fo:line-height="100%"/>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weight="bold" style:font-weight-asian="bold" fo:font-size="12pt" style:font-size-asian="12pt" style:font-size-complex="12pt"/>
    </style:style>
    <style:style style:name="P14" style:parent-style-name="Standard" style:family="paragraph">
      <style:paragraph-properties fo:margin-top="0.1666in" fo:line-height="100%"/>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P17" style:parent-style-name="Standard" style:family="paragraph">
      <style:paragraph-properties fo:margin-top="0.1666in" fo:line-height="100%"/>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fo:background-color="#00FF00"/>
    </style:style>
    <style:style style:name="T20" style:parent-style-name="DefaultParagraphFont" style:family="text">
      <style:text-properties fo:font-size="12pt" style:font-size-asian="12pt" style:font-size-complex="12pt" fo:background-color="#00FF00"/>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fo:background-color="#00FF00"/>
    </style:style>
    <style:style style:name="T23" style:parent-style-name="DefaultParagraphFont" style:family="text">
      <style:text-properties fo:font-size="12pt" style:font-size-asian="12pt" style:font-size-complex="12pt"/>
    </style:style>
    <style:style style:name="P24" style:parent-style-name="Standard" style:family="paragraph">
      <style:paragraph-properties fo:margin-top="0.1666in" fo:line-height="100%"/>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fo:background-color="#00FF00"/>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P30" style:parent-style-name="Standard" style:family="paragraph">
      <style:paragraph-properties fo:margin-top="0.1666in" fo:line-height="100%"/>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P33" style:parent-style-name="Standard" style:family="paragraph">
      <style:paragraph-properties fo:margin-top="0.1666in" fo:line-height="100%"/>
    </style:style>
    <style:style style:name="T34" style:parent-style-name="DefaultParagraphFont" style:family="text">
      <style:text-properties fo:font-size="12pt" style:font-size-asian="12pt" style:font-size-complex="12pt"/>
    </style:style>
    <style:style style:name="T35" style:parent-style-name="DefaultParagraphFont" style:family="text">
      <style:text-properties fo:font-size="12pt" style:font-size-asian="12pt" style:font-size-complex="12pt"/>
    </style:style>
    <style:style style:name="P36" style:parent-style-name="Standard" style:family="paragraph">
      <style:paragraph-properties fo:margin-top="0.1666in" fo:line-height="100%"/>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color="#1155CC" fo:font-size="12pt" style:font-size-asian="12pt" style:font-size-complex="12pt" style:text-underline-type="single" style:text-underline-style="solid" style:text-underline-width="auto" style:text-underline-mode="continuous"/>
    </style:style>
    <style:style style:name="T41" style:parent-style-name="DefaultParagraphFont" style:family="text">
      <style:text-properties fo:font-size="12pt" style:font-size-asian="12pt" style:font-size-complex="12pt"/>
    </style:style>
    <style:style style:name="P42" style:parent-style-name="Standard" style:family="paragraph">
      <style:paragraph-properties fo:margin-top="0.1666in" fo:line-height="100%"/>
    </style:style>
    <style:style style:name="T43" style:parent-style-name="DefaultParagraphFont" style:family="text">
      <style:text-properties fo:font-size="12pt" style:font-size-asian="12pt" style:font-size-complex="12pt"/>
    </style:style>
    <style:style style:name="P44" style:parent-style-name="Standard" style:family="paragraph">
      <style:paragraph-properties fo:margin-top="0.1666in" fo:line-height="100%"/>
    </style:style>
    <style:style style:name="T45" style:parent-style-name="DefaultParagraphFont" style:family="text">
      <style:text-properties fo:font-size="12pt" style:font-size-asian="12pt" style:font-size-complex="12pt"/>
    </style:style>
    <style:style style:name="P46" style:parent-style-name="Standard" style:family="paragraph">
      <style:paragraph-properties fo:margin-top="0.1666in" fo:line-height="100%"/>
    </style:style>
    <style:style style:name="T47" style:parent-style-name="DefaultParagraphFont" style:family="text">
      <style:text-properties fo:font-size="12pt" style:font-size-asian="12pt" style:font-size-complex="12pt" fo:background-color="#00FF00"/>
    </style:style>
  </office:automatic-styles>
  <office:body>
    <office:text text:use-soft-page-breaks="true">
      <text:p text:style-name="P1"><text:span text:style-name="T2">ARTICLE 20(1) IMPORT OF DATA LETTER</text:span></text:p>
      <text:p text:style-name="P3"><text:span text:style-name="T4">[Data Subject Address]</text:span></text:p>
      <text:p text:style-name="P5"><text:span text:style-name="T6">[Data Controller Address]</text:span></text:p>
      <text:p text:style-name="P7"><text:span text:style-name="T8">[Date]</text:span></text:p>
      <text:p text:style-name="P9"><text:span text:style-name="T10">Dear Sir or Madam,</text:span></text:p>
      <text:p text:style-name="P11"><text:span text:style-name="T12"><text:s/></text:span><text:span text:style-name="T13">Request to Transmit Data under Article 20(1) GDPR</text:span></text:p>
      <text:p text:style-name="P14"><text:span text:style-name="T15">I am writing to<text:s/></text:span><text:span text:style-name="T16">exercise my right as a data subject under Article 20(1) of the General Data Protection Regulation (GDPR) 2016/679.</text:span></text:p>
      <text:p text:style-name="P17"><text:span text:style-name="T18"><text:s/>In particular, I wish to transmit my personal data to you in a structured, commonly used and machine-readable format. <text:s/>This data is in<text:s/></text:span><text:span text:style-name="T19">[file</text:span><text:span text:style-name="T20"><text:s/>format],</text:span><text:span text:style-name="T21"><text:s/>with<text:s/></text:span><text:span text:style-name="T22">[type of information – e.g. step data, search history]</text:span><text:span text:style-name="T23"><text:s/>within it. I would be happy to provide further details should they be necessary.</text:span></text:p>
      <text:p text:style-name="P24"><text:span text:style-name="T25">I appreciate that Article 20(1) GDPR does not provide details as to how it expects data controllers to re</text:span><text:span text:style-name="T26">ceive such data from a data subject. I would be grateful if you could contact me using the<text:s/></text:span><text:span text:style-name="T27">[e-mail/telephone/address]</text:span><text:span text:style-name="T28"><text:s/>below to confirm receipt of</text:span><text:span text:style-name="T29"><text:s/>the request and also to confirm whether transmission of the relevant personal data is possible.</text:span></text:p>
      <text:p text:style-name="P30"><text:span text:style-name="T31">If it is not p</text:span><text:span text:style-name="T32">ossible, please could you further explain if there are any alternative methods of moving my personal data to your service (for example, through existing APIs).</text:span></text:p>
      <text:p text:style-name="P33"><text:span text:style-name="T34">If it is possible, please could you explain the most secure method for me to transmit this data<text:s/></text:span><text:span text:style-name="T35">to you.</text:span></text:p>
      <text:p text:style-name="P36"><text:span text:style-name="T37">If you have received this letter and are unsure how to respond to it, please forward it to your Data Protection Officer. If you remain unsure about how to handle this request, please contact the Information Commissioner’s Office on 0303 123 1113, o</text:span><text:span text:style-name="T38">r visit their website at</text:span><text:a xlink:href="https://ico.org.uk/" office:target-frame-name="_top" xlink:show="replace"><text:span text:style-name="T39"><text:s/></text:span></text:a><text:a xlink:href="https://ico.org.uk/" office:target-frame-name="_top" xlink:show="replace"><text:span text:style-name="T40">https://ico.org.uk</text:span></text:a><text:span text:style-name="T41">.</text:span></text:p>
      <text:p text:style-name="P42"><text:span text:style-name="T43">Please do not hesitate to contact me should you need further information regarding this request.</text:span></text:p>
      <text:p text:style-name="P44"><text:span text:style-name="T45">Yours faithfully,</text:span></text:p>
      <text:p text:style-name="P46"><text:span text:style-name="T47">[Data Subject’s Na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 style:display-name="ListLabel 2" style:family="text">
      <style:text-properties fo:color="#1155CC" fo:font-size="12pt" style:font-size-asian="12pt" style:font-size-complex="12pt"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rah Turner</dc:creator>
    <meta:creation-date>2019-09-10T10:29:00Z</meta:creation-date>
    <dc:date>2019-09-10T10:30:00Z</dc:date>
    <meta:template xlink:href="Normal" xlink:type="simple"/>
    <meta:editing-cycles>2</meta:editing-cycles>
    <meta:editing-duration>PT60S</meta:editing-duration>
    <meta:document-statistic meta:page-count="1" meta:paragraph-count="3" meta:word-count="255" meta:character-count="1712" meta:row-count="12" meta:non-whitespace-character-count="1460"/>
  </office:meta>
</office:document-meta>
</file>